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c06" officeooo:paragraph-rsid="000cac06"/>
    </style:style>
    <style:style style:name="P2" style:family="paragraph" style:parent-style-name="Standard">
      <style:text-properties officeooo:rsid="000e5f83" officeooo:paragraph-rsid="000e5f83"/>
    </style:style>
    <style:style style:name="P3" style:family="paragraph" style:parent-style-name="Standard">
      <style:text-properties officeooo:rsid="00120a32" officeooo:paragraph-rsid="0041c1e3"/>
    </style:style>
    <style:style style:name="P4" style:family="paragraph" style:parent-style-name="Standard">
      <style:text-properties officeooo:rsid="00140259" officeooo:paragraph-rsid="00140259"/>
    </style:style>
    <style:style style:name="P5" style:family="paragraph" style:parent-style-name="Standard">
      <style:text-properties officeooo:paragraph-rsid="000cac06"/>
    </style:style>
    <style:style style:name="P6" style:family="paragraph" style:parent-style-name="Standard">
      <style:text-properties officeooo:rsid="00245ed0" officeooo:paragraph-rsid="00245ed0"/>
    </style:style>
    <style:style style:name="P7" style:family="paragraph" style:parent-style-name="Standard">
      <style:text-properties officeooo:rsid="002859c0" officeooo:paragraph-rsid="002859c0"/>
    </style:style>
    <style:style style:name="P8" style:family="paragraph" style:parent-style-name="Standard">
      <style:text-properties officeooo:rsid="002f0ada" officeooo:paragraph-rsid="002f9513"/>
    </style:style>
    <style:style style:name="P9" style:family="paragraph" style:parent-style-name="Standard">
      <style:text-properties officeooo:rsid="00440f8a" officeooo:paragraph-rsid="00440f8a"/>
    </style:style>
    <style:style style:name="P10" style:family="paragraph" style:parent-style-name="Standard">
      <style:text-properties style:text-position="0% 100%" fo:font-weight="normal" officeooo:rsid="002bb766" officeooo:paragraph-rsid="002a044b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20c629" officeooo:paragraph-rsid="0020c629" style:font-weight-asian="normal" style:font-weight-complex="normal"/>
    </style:style>
    <style:style style:name="P12" style:family="paragraph" style:parent-style-name="Standard" style:list-style-name="L1">
      <style:text-properties officeooo:rsid="00120a32" officeooo:paragraph-rsid="00120a32"/>
    </style:style>
    <style:style style:name="P13" style:family="paragraph" style:parent-style-name="Standard" style:list-style-name="L1">
      <style:text-properties officeooo:rsid="00120a32" officeooo:paragraph-rsid="0041c1e3"/>
    </style:style>
    <style:style style:name="P14" style:family="paragraph" style:parent-style-name="Standard" style:list-style-name="L1">
      <style:text-properties officeooo:rsid="002859c0" officeooo:paragraph-rsid="002859c0"/>
    </style:style>
    <style:style style:name="P15" style:family="paragraph" style:parent-style-name="Standard" style:list-style-name="L1">
      <style:text-properties officeooo:rsid="002a044b" officeooo:paragraph-rsid="002a044b"/>
    </style:style>
    <style:style style:name="P16" style:family="paragraph" style:parent-style-name="Standard" style:list-style-name="L1">
      <style:text-properties officeooo:rsid="0048008b" officeooo:paragraph-rsid="0048008b"/>
    </style:style>
    <style:style style:name="P17" style:family="paragraph" style:parent-style-name="Standard" style:list-style-name="L1">
      <style:text-properties style:text-position="0% 100%" fo:font-weight="normal" officeooo:rsid="004aeec2" officeooo:paragraph-rsid="004aeec2" style:font-weight-asian="normal" style:font-weight-complex="normal"/>
    </style:style>
    <style:style style:name="P18" style:family="paragraph" style:parent-style-name="Standard" style:list-style-name="L1">
      <style:text-properties officeooo:rsid="001fe4ee" officeooo:paragraph-rsid="001fe4ee"/>
    </style:style>
    <style:style style:name="P19" style:family="paragraph" style:parent-style-name="Standard" style:list-style-name="L1">
      <style:text-properties officeooo:rsid="0020c629" officeooo:paragraph-rsid="0020c629"/>
    </style:style>
    <style:style style:name="P20" style:family="paragraph" style:parent-style-name="Standard" style:list-style-name="L1">
      <style:text-properties officeooo:rsid="00370d17" officeooo:paragraph-rsid="00370d17"/>
    </style:style>
    <style:style style:name="P21" style:family="paragraph" style:parent-style-name="Standard" style:list-style-name="L1">
      <style:text-properties officeooo:rsid="0041c1e3" officeooo:paragraph-rsid="0041c1e3"/>
    </style:style>
    <style:style style:name="P22" style:family="paragraph" style:parent-style-name="Standard" style:list-style-name="L1">
      <style:text-properties officeooo:rsid="0045badd" officeooo:paragraph-rsid="0045badd"/>
    </style:style>
    <style:style style:name="P23" style:family="paragraph" style:parent-style-name="Standard" style:list-style-name="L1">
      <style:text-properties officeooo:rsid="0030ad41" officeooo:paragraph-rsid="0030ad41"/>
    </style:style>
    <style:style style:name="P24" style:family="paragraph" style:parent-style-name="Standard" style:list-style-name="L1">
      <style:text-properties officeooo:rsid="0015c272" officeooo:paragraph-rsid="0015c272"/>
    </style:style>
    <style:style style:name="P25" style:family="paragraph" style:parent-style-name="Standard" style:list-style-name="L1">
      <style:text-properties officeooo:rsid="00140259" officeooo:paragraph-rsid="00140259"/>
    </style:style>
    <style:style style:name="P26" style:family="paragraph" style:parent-style-name="Standard" style:list-style-name="L1">
      <style:text-properties officeooo:rsid="0019d18f" officeooo:paragraph-rsid="0019d18f"/>
    </style:style>
    <style:style style:name="P27" style:family="paragraph" style:parent-style-name="Standard" style:list-style-name="L1">
      <style:text-properties officeooo:rsid="00167792" officeooo:paragraph-rsid="00167792"/>
    </style:style>
    <style:style style:name="P28" style:family="paragraph" style:parent-style-name="Standard" style:list-style-name="L1">
      <style:text-properties officeooo:rsid="001813e5" officeooo:paragraph-rsid="001813e5"/>
    </style:style>
    <style:style style:name="P29" style:family="paragraph" style:parent-style-name="Standard" style:list-style-name="L1">
      <style:text-properties officeooo:rsid="003446b7" officeooo:paragraph-rsid="003446b7"/>
    </style:style>
    <style:style style:name="P30" style:family="paragraph" style:parent-style-name="Standard" style:list-style-name="L1">
      <style:text-properties officeooo:rsid="004f4c6e" officeooo:paragraph-rsid="004f4c6e"/>
    </style:style>
    <style:style style:name="P31" style:family="paragraph" style:parent-style-name="Standard" style:list-style-name="L1">
      <style:text-properties officeooo:rsid="00245ed0" officeooo:paragraph-rsid="00245ed0"/>
    </style:style>
    <style:style style:name="P32" style:family="paragraph" style:parent-style-name="Standard" style:list-style-name="L1">
      <style:text-properties officeooo:rsid="002f0ada" officeooo:paragraph-rsid="002f0ada"/>
    </style:style>
    <style:style style:name="P33" style:family="paragraph" style:parent-style-name="Standard" style:list-style-name="L1">
      <style:text-properties officeooo:rsid="002f0ada" officeooo:paragraph-rsid="002f9513"/>
    </style:style>
    <style:style style:name="P34" style:family="paragraph" style:parent-style-name="Standard" style:list-style-name="L1">
      <style:text-properties officeooo:rsid="002f9513" officeooo:paragraph-rsid="002f9513"/>
    </style:style>
    <style:style style:name="P35" style:family="paragraph" style:parent-style-name="Standard" style:list-style-name="L1">
      <style:text-properties officeooo:rsid="004bfe4a" officeooo:paragraph-rsid="004bfe4a"/>
    </style:style>
    <style:style style:name="P36" style:family="paragraph" style:parent-style-name="Standard" style:list-style-name="L1">
      <style:text-properties officeooo:rsid="004e416c" officeooo:paragraph-rsid="004e416c"/>
    </style:style>
    <style:style style:name="P37" style:family="paragraph" style:parent-style-name="Standard" style:list-style-name="L1">
      <style:text-properties officeooo:rsid="00440f8a" officeooo:paragraph-rsid="00440f8a"/>
    </style:style>
    <style:style style:name="P38" style:family="paragraph" style:parent-style-name="Standard">
      <style:text-properties officeooo:rsid="000e5f83" officeooo:paragraph-rsid="000e5f83"/>
    </style:style>
    <style:style style:name="P39" style:family="paragraph" style:parent-style-name="Standard">
      <style:text-properties officeooo:rsid="005a4a8c" officeooo:paragraph-rsid="005a4a8c"/>
    </style:style>
    <style:style style:name="T1" style:family="text">
      <style:text-properties officeooo:rsid="000cac06"/>
    </style:style>
    <style:style style:name="T2" style:family="text">
      <style:text-properties officeooo:rsid="001ad571"/>
    </style:style>
    <style:style style:name="T3" style:family="text">
      <style:text-properties officeooo:rsid="001d1f2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fe4ee" style:font-weight-asian="normal" style:font-weight-complex="normal"/>
    </style:style>
    <style:style style:name="T7" style:family="text">
      <style:text-properties style:text-position="0% 100%" fo:font-weight="normal" officeooo:rsid="002bb766" style:font-weight-asian="normal" style:font-weight-complex="normal"/>
    </style:style>
    <style:style style:name="T8" style:family="text">
      <style:text-properties style:text-position="0% 100%" fo:font-weight="normal" officeooo:rsid="002c610d" style:font-weight-asian="normal" style:font-weight-complex="normal"/>
    </style:style>
    <style:style style:name="T9" style:family="text">
      <style:text-properties style:text-position="0% 100%" fo:font-weight="normal" officeooo:rsid="0035bfbc" style:font-weight-asian="normal" style:font-weight-complex="normal"/>
    </style:style>
    <style:style style:name="T10" style:family="text">
      <style:text-properties style:text-position="0% 100%" fo:font-weight="normal" officeooo:rsid="00371542" style:font-weight-asian="normal" style:font-weight-complex="normal"/>
    </style:style>
    <style:style style:name="T11" style:family="text">
      <style:text-properties style:text-position="0% 100%" fo:font-weight="normal" officeooo:rsid="004162e1" style:font-weight-asian="normal" style:font-weight-complex="normal"/>
    </style:style>
    <style:style style:name="T12" style:family="text">
      <style:text-properties officeooo:rsid="002953e3"/>
    </style:style>
    <style:style style:name="T13" style:family="text">
      <style:text-properties officeooo:rsid="002d6136"/>
    </style:style>
    <style:style style:name="T14" style:family="text">
      <style:text-properties officeooo:rsid="002d6208"/>
    </style:style>
    <style:style style:name="T15" style:family="text">
      <style:text-properties officeooo:rsid="002d98b3"/>
    </style:style>
    <style:style style:name="T16" style:family="text">
      <style:text-properties officeooo:rsid="002f9513"/>
    </style:style>
    <style:style style:name="T17" style:family="text">
      <style:text-properties officeooo:rsid="0034e025"/>
    </style:style>
    <style:style style:name="T18" style:family="text">
      <style:text-properties officeooo:rsid="003aa8ba"/>
    </style:style>
    <style:style style:name="T19" style:family="text">
      <style:text-properties officeooo:rsid="003bd136"/>
    </style:style>
    <style:style style:name="T20" style:family="text">
      <style:text-properties officeooo:rsid="003c8ae9"/>
    </style:style>
    <style:style style:name="T21" style:family="text">
      <style:text-properties officeooo:rsid="0042f71e"/>
    </style:style>
    <style:style style:name="T22" style:family="text">
      <style:text-properties officeooo:rsid="00485901"/>
    </style:style>
    <style:style style:name="T23" style:family="text">
      <style:text-properties officeooo:rsid="004bfe4a"/>
    </style:style>
    <style:style style:name="T24" style:family="text">
      <style:text-properties officeooo:rsid="0050687a"/>
    </style:style>
    <style:style style:name="T25" style:family="text">
      <style:text-properties officeooo:rsid="00525143"/>
    </style:style>
    <style:style style:name="T26" style:family="text">
      <style:text-properties officeooo:rsid="00526196"/>
    </style:style>
    <style:style style:name="T27" style:family="text">
      <style:text-properties officeooo:rsid="005525f2"/>
    </style:style>
    <style:style style:name="T28" style:family="text">
      <style:text-properties style:font-name="monospace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script</text:p>
      <text:p text:style-name="P5"><text:span text:style-name="T27">Analytical</text:span><text:span text:style-name="T3"> </text:span><text:span text:style-name="T25">techniques</text:span><text:span text:style-name="T1"> </text:span><text:span text:style-name="T18">to </text:span><text:span text:style-name="T19">guide predicti</text:span><text:span text:style-name="T20">ng </text:span><text:span text:style-name="T24">multiple removals</text:span><text:span text:style-name="T20"> </text:span><text:span text:style-name="T26">in</text:span><text:span text:style-name="T25"> foster care</text:span></text:p>
      <text:p text:style-name="P2">10/19/2020</text:p>
      <text:p text:style-name="P2"/>
      <text:p text:style-name="P39">Elsevier: </text:p>
      <text:p text:style-name="P39"><text:span text:style-name="T28">Abstract, Keywords, Introduction, Materials and Methods, Results, Conclusions, Artwork and Tables with Captions</text:span> </text:p>
      <text:p text:style-name="P2"/>
      <text:list xml:id="list1727657064" text:style-name="L1">
        <text:list-item>
          <text:p text:style-name="P12">Background of prior research</text:p>
          <text:list>
            <text:list-item>
              <text:p text:style-name="P14">Overall insight into children’s movements <text:span text:style-name="T13">within system, </text:span><text:span text:style-name="T14">best characteristics from the data</text:span></text:p>
            </text:list-item>
            <text:list-item>
              <text:p text:style-name="P14">Successful <text:span text:style-name="T15">research –&gt; </text:span><text:s/>good insight into what best placement(s) etc are</text:p>
            </text:list-item>
          </text:list>
        </text:list-item>
      </text:list>
      <text:p text:style-name="P7"/>
      <text:list xml:id="list183557265057177" text:continue-numbering="true" text:style-name="L1">
        <text:list-item>
          <text:p text:style-name="P12"><text:span text:style-name="T12">Now, f</text:span>ocus on modeling and prediction of <text:span text:style-name="T4">removals </text:span><text:span text:style-name="T6">specifically</text:span></text:p>
          <text:list>
            <text:list-item>
              <text:p text:style-name="P15"><text:span text:style-name="T6">U</text:span><text:span text:style-name="T5">se ranking system for </text:span><text:span text:style-name="T8">placement_factor</text:span><text:span text:style-name="T5"> </text:span><text:span text:style-name="T7">in ML_frame</text:span></text:p>
            </text:list-item>
            <text:list-item>
              <text:p text:style-name="P16"><text:span text:style-name="T7">C</text:span><text:span text:style-name="T5">reating a classification problem out of enormous data</text:span></text:p>
            </text:list-item>
            <text:list-item>
              <text:p text:style-name="P17">Supervised learning</text:p>
            </text:list-item>
          </text:list>
        </text:list-item>
      </text:list>
      <text:p text:style-name="P10"/>
      <text:list xml:id="list183557919727505" text:continue-numbering="true" text:style-name="L1">
        <text:list-item>
          <text:p text:style-name="P18"><text:span text:style-name="T5">Explain “severity” measurement </text:span><text:span text:style-name="T11">(or “circular” case designation)</text:span></text:p>
          <text:list>
            <text:list-item>
              <text:p text:style-name="P19"><text:span text:style-name="T5">Was focusing on placements before </text:span><text:span text:style-name="T9">(and leading to adoption / exiting system)</text:span></text:p>
              <text:list>
                <text:list-item>
                  <text:p text:style-name="P20"><text:span text:style-name="T9">o</text:span><text:span text:style-name="T5">ptimal route through the system</text:span></text:p>
                </text:list-item>
              </text:list>
            </text:list-item>
            <text:list-item>
              <text:p text:style-name="P19"><text:span text:style-name="T5">Now focusing </text:span><text:span text:style-name="T10">more closely </text:span><text:span text:style-name="T5">on number of removals</text:span></text:p>
            </text:list-item>
          </text:list>
        </text:list-item>
      </text:list>
      <text:p text:style-name="P11"/>
      <text:list xml:id="list183558620750242" text:continue-numbering="true" text:style-name="L1">
        <text:list-item>
          <text:p text:style-name="P21">Data</text:p>
          <text:list>
            <text:list-item>
              <text:p text:style-name="P21">Basic description</text:p>
            </text:list-item>
            <text:list-item>
              <text:p text:style-name="P21">Removals df in particular gives insight into what I’m looking at</text:p>
            </text:list-item>
            <text:list-item>
              <text:p text:style-name="P13">New data</text:p>
            </text:list-item>
            <text:list-item>
              <text:p text:style-name="P22">IRS Data from tax returns 2019</text:p>
            </text:list-item>
          </text:list>
        </text:list-item>
      </text:list>
      <text:p text:style-name="P3"/>
      <text:list xml:id="list183558819467350" text:continue-numbering="true" text:style-name="L1">
        <text:list-item>
          <text:p text:style-name="P23"><text:span text:style-name="T21">Modeling features and </text:span>Feature engineering</text:p>
          <text:list>
            <text:list-item>
              <text:p text:style-name="P24">Conglomerating case by case</text:p>
            </text:list-item>
            <text:list-item>
              <text:p text:style-name="P25">Feature engineering</text:p>
            </text:list-item>
            <text:list-item>
              <text:p text:style-name="P26">Placement vs. Removal – <text:span text:style-name="T2">child can have a placement without removal</text:span></text:p>
            </text:list-item>
            <text:list-item>
              <text:p text:style-name="P27">Problems in ages as ages change with cases</text:p>
            </text:list-item>
            <text:list-item>
              <text:p text:style-name="P28">Number of caregivers vs. Number of participants</text:p>
            </text:list-item>
            <text:list-item>
              <text:p text:style-name="P29">Using ranking of relative vs. Non-relative <text:span text:style-name="T17">vs. Other</text:span></text:p>
            </text:list-item>
            <text:list-item>
              <text:p text:style-name="P30">Using current date to track cases in progress</text:p>
            </text:list-item>
          </text:list>
        </text:list-item>
      </text:list>
      <text:p text:style-name="P4"/>
      <text:list xml:id="list183558475417518" text:continue-numbering="true" text:style-name="L1">
        <text:list-item>
          <text:p text:style-name="P12">Modeling – <text:span text:style-name="T22">classification</text:span></text:p>
          <text:list>
            <text:list-item>
              <text:p text:style-name="P31">RandomForest</text:p>
            </text:list-item>
            <text:list-item>
              <text:p text:style-name="P31">XGBoost</text:p>
            </text:list-item>
          </text:list>
        </text:list-item>
      </text:list>
      <text:p text:style-name="P6"/>
      <text:p text:style-name="P6"/>
      <text:list xml:id="list183558716286754" text:continue-numbering="true" text:style-name="L1">
        <text:list-item>
          <text:p text:style-name="P12">Results</text:p>
          <text:list>
            <text:list-item>
              <text:p text:style-name="P32">permutation importance</text:p>
            </text:list-item>
            <text:list-item>
              <text:p text:style-name="P34">Mean <text:span text:style-name="T23">Accuracy</text:span></text:p>
            </text:list-item>
            <text:list-item>
              <text:p text:style-name="P33"><text:span text:style-name="T16">Further </text:span>Accuracy <text:span text:style-name="T16">measures?</text:span></text:p>
              <text:list>
                <text:list-item>
                  <text:p text:style-name="P35">F score</text:p>
                </text:list-item>
                <text:list-item>
                  <text:p text:style-name="P35">True Positive</text:p>
                </text:list-item>
                <text:list-item>
                  <text:p text:style-name="P36">Precision</text:p>
                </text:list-item>
              </text:list>
            </text:list-item>
          </text:list>
        </text:list-item>
      </text:list>
      <text:p text:style-name="P8"><text:soft-page-break/></text:p>
      <text:list xml:id="list183557766778954" text:continue-numbering="true" text:style-name="L1">
        <text:list-item>
          <text:p text:style-name="P37">Conclusions</text:p>
        </text:list-item>
      </text:list>
      <text:p text:style-name="P9"/>
      <text:list xml:id="list183557939577616" text:continue-numbering="true" text:style-name="L1">
        <text:list-item>
          <text:p text:style-name="P37">Discussion and Difficulties</text:p>
          <text:list>
            <text:list-item>
              <text:p text:style-name="P37">Complete data</text:p>
            </text:list-item>
            <text:list-item>
              <text:p text:style-name="P37">Duplicate case ID’s 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9:53:17.302000000</meta:creation-date>
    <dc:date>2021-03-08T18:21:39.676000000</dc:date>
    <meta:editing-duration>PT4H43M29S</meta:editing-duration>
    <meta:editing-cycles>66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43" meta:word-count="249" meta:character-count="1561" meta:non-whitespace-character-count="1387"/>
  </office:meta>
</office:document-meta>
</file>